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VariableConfig.getRandomSeedAsLo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andomVariableConfig.getRandomS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VariableConfig.getVari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VariableConfig.getP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VariableConfig.setMinimumValue( String mi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VariableConfig.getMinimu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VariableConfig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andomVariableConfig.getMaximu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VariableConfig.formatNumber( lo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andomVariableConfig.getOutpu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VariableConfig.setMaximumValue( String max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VariableConfig.setPerThread( boolean pe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VariableConfig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domVariableConfig.setRandomSeed( String randomSe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VariableConfig.iterationStart( LoopIterationEvent iter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andomVariableConfig.setVariableName( String vari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VariableConfig.setOutputFormat( String output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